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5a3" officeooo:paragraph-rsid="000195a3"/>
    </style:style>
    <style:style style:name="P2" style:family="paragraph" style:parent-style-name="Standard">
      <style:paragraph-properties fo:text-align="center" style:justify-single-word="false"/>
      <style:text-properties officeooo:rsid="000195a3" officeooo:paragraph-rsid="000195a3" fo:background-color="#fff200"/>
    </style:style>
    <style:style style:name="P3" style:family="paragraph" style:parent-style-name="Standard">
      <style:paragraph-properties fo:text-align="center" style:justify-single-word="false"/>
      <style:text-properties officeooo:rsid="00025c61" officeooo:paragraph-rsid="00025c61" fo:background-color="#fff200"/>
    </style:style>
    <style:style style:name="P4" style:family="paragraph" style:parent-style-name="Standard">
      <style:paragraph-properties fo:text-align="start" style:justify-single-word="false"/>
      <style:text-properties officeooo:rsid="000195a3" officeooo:paragraph-rsid="000195a3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025c61" officeooo:paragraph-rsid="00025c61" fo:background-color="transparent"/>
    </style:style>
    <style:style style:name="T1" style:family="text">
      <style:text-properties officeooo:rsid="00025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Situarse dentro de la carpeta del proyecto y abrir una terminal.</text:p>
      <text:p text:style-name="P1"/>
      <text:p text:style-name="P1">2- Crear la imagen de Docker que se usara para el cliente, desde el cual se ejecuta el programa:</text:p>
      <text:p text:style-name="P2">docker image build -t client_image .</text:p>
      <text:p text:style-name="P4">3- Corr<text:span text:style-name="T1">er</text:span> un container a partir de la imagen oficial de Redis, el cual sera el servidor de la BD:</text:p>
      <text:p text:style-name="P2">docker run --name redis_server -d redis</text:p>
      <text:p text:style-name="P4">4- <text:span text:style-name="T1">Crear un container para el cliente a partir de la imagen construida antes. Éste está linkeado al primer container y tiene un bind mount referenciando a la carpeta del programa:</text:span></text:p>
      <text:p text:style-name="P2">docker container run -it --name cli --link redis_server:redis -v $(pwd)/program:/program client_image</text:p>
      <text:p text:style-name="P5">5-Dentro de la consola de “cli”:</text:p>
      <text:p text:style-name="P3">cd program</text:p>
      <text:p text:style-name="P5">y luego, para ejecutar el programa:</text:p>
      <text:p text:style-name="P3">python3 main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4:34:35.605334175</meta:creation-date>
    <dc:date>2019-05-15T14:53:51.223467904</dc:date>
    <meta:editing-duration>PT9M15S</meta:editing-duration>
    <meta:editing-cycles>1</meta:editing-cycles>
    <meta:document-statistic meta:table-count="0" meta:image-count="0" meta:object-count="0" meta:page-count="1" meta:paragraph-count="11" meta:word-count="124" meta:character-count="707" meta:non-whitespace-character-count="597"/>
    <meta:generator>LibreOffice/6.0.7.3$Linux_X86_64 LibreOffice_project/00m0$Build-3</meta:generator>
  </office:meta>
</office:document-meta>
</file>